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23.7cm" table:align="margins" style:writing-mode="lr-tb"/>
    </style:style>
    <style:style style:name="Tabla1.A" style:family="table-column">
      <style:table-column-properties style:column-width="11.85cm" style:rel-column-width="32767*"/>
    </style:style>
    <style:style style:name="Tabla1.B" style:family="table-column">
      <style:table-column-properties style:column-width="11.85cm" style:rel-column-width="32768*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23.7cm" table:align="margins" style:writing-mode="lr-tb"/>
    </style:style>
    <style:style style:name="Tabla4.A" style:family="table-column">
      <style:table-column-properties style:column-width="1.603cm" style:rel-column-width="4433*"/>
    </style:style>
    <style:style style:name="Tabla4.B" style:family="table-column">
      <style:table-column-properties style:column-width="2.237cm" style:rel-column-width="6184*"/>
    </style:style>
    <style:style style:name="Tabla4.C" style:family="table-column">
      <style:table-column-properties style:column-width="2.621cm" style:rel-column-width="7248*"/>
    </style:style>
    <style:style style:name="Tabla4.D" style:family="table-column">
      <style:table-column-properties style:column-width="4.329cm" style:rel-column-width="11969*"/>
    </style:style>
    <style:style style:name="Tabla4.E" style:family="table-column">
      <style:table-column-properties style:column-width="1.704cm" style:rel-column-width="4711*"/>
    </style:style>
    <style:style style:name="Tabla4.F" style:family="table-column">
      <style:table-column-properties style:column-width="2cm" style:rel-column-width="5531*"/>
    </style:style>
    <style:style style:name="Tabla4.G" style:family="table-column">
      <style:table-column-properties style:column-width="2.341cm" style:rel-column-width="6472*"/>
    </style:style>
    <style:style style:name="Tabla4.H" style:family="table-column">
      <style:table-column-properties style:column-width="2.235cm" style:rel-column-width="6179*"/>
    </style:style>
    <style:style style:name="Tabla4.I" style:family="table-column">
      <style:table-column-properties style:column-width="2.256cm" style:rel-column-width="6238*"/>
    </style:style>
    <style:style style:name="Tabla4.J" style:family="table-column">
      <style:table-column-properties style:column-width="2.376cm" style:rel-column-width="657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G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2.788cm" fo:margin-left="10.788cm" table:align="left" style:writing-mode="lr-tb"/>
    </style:style>
    <style:style style:name="Tabla5.A" style:family="table-column">
      <style:table-column-properties style:column-width="3.70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2.205cm"/>
    </style:style>
    <style:style style:name="Tabla5.E" style:family="table-column">
      <style:table-column-properties style:column-width="2.2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1934b3b" officeooo:paragraph-rsid="01934b3b"/>
    </style:style>
    <style:style style:name="P2" style:family="paragraph" style:parent-style-name="Heading_20_1">
      <style:paragraph-properties fo:text-align="end" style:justify-single-word="false"/>
      <style:text-properties style:text-underline-style="none" officeooo:rsid="017b4396" officeooo:paragraph-rsid="0198d0b4"/>
    </style:style>
    <style:style style:name="P3" style:family="paragraph" style:parent-style-name="Heading_20_1">
      <style:paragraph-properties fo:text-align="start" style:justify-single-word="false"/>
      <style:text-properties style:text-underline-style="none" officeooo:rsid="017b4396" officeooo:paragraph-rsid="0198d0b4"/>
    </style:style>
    <style:style style:name="P4" style:family="paragraph" style:parent-style-name="Heading_20_1">
      <style:paragraph-properties fo:text-align="center" style:justify-single-word="false"/>
      <style:text-properties style:text-underline-style="none" officeooo:paragraph-rsid="0198d0b4"/>
    </style:style>
    <style:style style:name="P5" style:family="paragraph" style:parent-style-name="Title">
      <style:text-properties style:text-underline-style="none" officeooo:rsid="017b4396" officeooo:paragraph-rsid="018adfe4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officeooo:rsid="017eac97" officeooo:paragraph-rsid="0198d0b4"/>
    </style:style>
    <style:style style:name="P7" style:family="paragraph" style:parent-style-name="Table_20_Contents">
      <style:paragraph-properties fo:text-align="center" style:justify-single-word="false"/>
      <style:text-properties style:text-underline-style="none" fo:font-weight="bold" officeooo:rsid="017cc2ba" officeooo:paragraph-rsid="0198d0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none" fo:font-weight="bold" officeooo:rsid="0191b42e" officeooo:paragraph-rsid="0198d0b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underline-style="none" officeooo:rsid="018fc185" officeooo:paragraph-rsid="0198d0b4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17eac97" officeooo:paragraph-rsid="019a6d2a"/>
    </style:style>
    <style:style style:name="P11" style:family="paragraph" style:parent-style-name="Standard">
      <style:text-properties officeooo:paragraph-rsid="019a6d2a"/>
    </style:style>
    <style:style style:name="P12" style:family="paragraph" style:parent-style-name="Heading_20_1">
      <style:paragraph-properties fo:text-align="start" style:justify-single-word="false"/>
      <style:text-properties style:text-underline-style="none" officeooo:rsid="017b4396" officeooo:paragraph-rsid="017b4396"/>
    </style:style>
    <style:style style:name="P13" style:family="paragraph" style:parent-style-name="Heading_20_1">
      <style:paragraph-properties fo:text-align="start" style:justify-single-word="false"/>
      <style:text-properties style:text-underline-style="none" officeooo:rsid="017b4396" officeooo:paragraph-rsid="019a6d2a"/>
    </style:style>
    <style:style style:name="P14" style:family="paragraph" style:parent-style-name="Heading_20_1">
      <style:paragraph-properties fo:text-align="start" style:justify-single-word="false"/>
      <style:text-properties style:text-underline-style="none" officeooo:rsid="017eac97" officeooo:paragraph-rsid="0198d0b4"/>
    </style:style>
    <style:style style:name="P15" style:family="paragraph" style:parent-style-name="Heading_20_1">
      <style:paragraph-properties fo:text-align="center" style:justify-single-word="false"/>
      <style:text-properties style:text-underline-style="none" officeooo:paragraph-rsid="019a6d2a"/>
    </style:style>
    <style:style style:name="P16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17eac97" officeooo:paragraph-rsid="017b4396"/>
    </style:style>
    <style:style style:name="P17" style:family="paragraph" style:parent-style-name="Title" style:master-page-name="Standard">
      <style:paragraph-properties style:page-number="auto"/>
      <style:text-properties style:text-underline-style="none" officeooo:rsid="019745b3" officeooo:paragraph-rsid="019745b3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fo:font-weight="bold" officeooo:rsid="017cc2ba" officeooo:paragraph-rsid="019a6d2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text-underline-style="none" fo:font-weight="bold" officeooo:rsid="0191b42e" officeooo:paragraph-rsid="019a6d2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text-underline-style="none" officeooo:rsid="017eac97" officeooo:paragraph-rsid="019a6d2a"/>
    </style:style>
    <style:style style:name="P21" style:family="paragraph" style:parent-style-name="Table_20_Contents">
      <style:paragraph-properties fo:text-align="center" style:justify-single-word="false"/>
      <style:text-properties style:text-underline-style="none" officeooo:rsid="018fc185" officeooo:paragraph-rsid="019a6d2a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style:font-name="DejaVu Sans2" fo:font-size="7pt" style:font-size-asian="7pt" style:font-size-complex="7pt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1814d45"/>
    </style:style>
    <style:style style:name="T2" style:family="text">
      <style:text-properties officeooo:rsid="0198d0b4"/>
    </style:style>
    <style:style style:name="T3" style:family="text">
      <style:text-properties style:font-name="DejaVu Sans2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DejaVu Sans2"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auto-grow-width="true" fo:min-height="1.194cm" fo:min-width="3.74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width="true" fo:min-height="1.194cm" fo:min-width="4.646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width="true" fo:min-height="1.194cm" fo:min-width="4.16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6" draw:z-index="0" draw:style-name="gr1" draw:text-style-name="P23" svg:width="3.742cm" svg:height="1.195cm" svg:x="1.499cm" svg:y="35.518cm">
        <draw:text-box>
          <text:p text:style-name="P22"><text:span text:style-name="T3">Dr. MARIANO MUSOTTO</text:span></text:p>
          <text:p text:style-name="P22"><text:span text:style-name="T4">Coordinador Programa Sumar</text:span></text:p>
          <text:p text:style-name="P22"><text:span text:style-name="T4">Ministerio de Salud</text:span></text:p>
          <text:p text:style-name="P22"><text:span text:style-name="T4">Gobierno de Mendoza</text:span></text:p>
        </draw:text-box>
      </draw:frame>
      <draw:frame text:anchor-type="page" text:anchor-page-number="16" draw:z-index="1" draw:style-name="gr2" draw:text-style-name="P23" svg:width="4.647cm" svg:height="1.195cm" svg:x="9.527cm" svg:y="35.518cm">
        <draw:text-box>
          <text:p text:style-name="P22"><text:span text:style-name="T3">[CONTACTO_MOSTRADO]</text:span></text:p>
          <text:p text:style-name="P22"><text:span text:style-name="T4">[CONTACTO_FIRMA_PRIMERA_LINEA]</text:span></text:p>
          <text:p text:style-name="P22"><text:span text:style-name="T4">[CONTACTO_FIRMA_SEGUNDA_LINEA]</text:span></text:p>
          <text:p text:style-name="P22"><text:span text:style-name="T4">[CONTACTO_FIRMA_TERCERA_LINEA]</text:span></text:p>
        </draw:text-box>
      </draw:frame>
      <draw:frame text:anchor-type="page" text:anchor-page-number="16" draw:z-index="2" draw:style-name="gr3" draw:text-style-name="P23" svg:width="4.162cm" svg:height="1.195cm" svg:x="17.427cm" svg:y="35.518cm">
        <draw:text-box>
          <text:p text:style-name="P22"><text:span text:style-name="T3">Dr. RICARDO MIATELLO</text:span></text:p>
          <text:p text:style-name="P22"><text:span text:style-name="T4">Director Gral de Centros de Salud</text:span></text:p>
          <text:p text:style-name="P22"><text:span text:style-name="T4">Ministerio de Salud</text:span></text:p>
          <text:p text:style-name="P22"><text:span text:style-name="T4">Gobierno de Mendoza</text:span></text:p>
        </draw:text-box>
      </draw:frame>
      <text:p text:style-name="P17">[CODIGO_INFORME]</text:p>
      <text:p text:style-name="P5">Planilla de Informe de Rendición de Gastos y Compras</text:p>
      <text:h text:style-name="P2" text:outline-level="1"><text:soft-page-break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h text:style-name="P3" text:outline-level="1">Efector Administrado: [EFECTOR_NOMBRE]<text:tab/><text:tab/><text:tab/><text:tab/><text:tab/><text:tab/></text:h>
            <text:h text:style-name="P3" text:outline-level="1">Director/Coordinador:<text:tab/>[REFERENTE_AL_DIA]<text:tab/><text:tab/><text:tab/><text:tab/><text:tab/></text:h>
            <text:h text:style-name="P3" text:outline-level="1">Banco/Sucursal: [BANCO_CUENTA_PRINCIPAL]<text:tab/><text:tab/><text:tab/><text:tab/><text:tab/></text:h>
            <text:h text:style-name="P3" text:outline-level="1">Denominación: [BANCO_DENOMINACION]<text:tab/></text:h>
          </table:table-cell>
          <table:table-cell table:style-name="Tabla1.A1" office:value-type="string">
            <text:h text:style-name="P2" text:outline-level="1">Informe al: [FECHA_INFORME]</text:h>
            <text:h text:style-name="P2" text:outline-level="1">Departamento: [DEPARTAMENTO]</text:h>
            <text:h text:style-name="P2" text:outline-level="1">N.º Cuenta: [BANCO_NUMERO_CUENTA]</text:h>
            <text:h text:style-name="P2" text:outline-level="1">N.º CUIT: [BANCO_NUMERO_CUIT]</text:h>
          </table:table-cell>
        </table:table-row>
      </table:table>
      <text:h text:style-name="P12" text:outline-level="1">Detalle de Gastos realizados durante el mes de:<text:tab/>[MES_INFORME] / [ANIO_INFORME]</text:h>
      <text:h text:style-name="P12" text:outline-level="1"/>
      <text:section text:style-name="Sect1" text:name="Cuerpo">
        <text:h text:style-name="P13" text:outline-level="1">Efector Administrado: [EFECTOR_<text:span text:style-name="T2">ADMINISTRADO_</text:span>NOMBRE]<text:tab/></text:h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column table:style-name="Tabla4.H"/>
          <table:table-column table:style-name="Tabla4.I"/>
          <table:table-column table:style-name="Tabla4.J"/>
          <table:table-header-rows>
            <table:table-row>
              <table:table-cell table:style-name="Tabla4.A1" table:number-rows-spanned="2" office:value-type="string">
                <text:p text:style-name="P18">N.º de Expediente / Formulario</text:p>
              </table:table-cell>
              <table:table-cell table:style-name="Tabla4.A1" table:number-columns-spanned="2" office:value-type="string">
                <text:p text:style-name="P18">Factura</text:p>
              </table:table-cell>
              <table:covered-table-cell/>
              <table:table-cell table:style-name="Tabla4.A1" table:number-rows-spanned="2" office:value-type="string">
                <text:p text:style-name="P18">Detalle</text:p>
              </table:table-cell>
              <table:table-cell table:style-name="Tabla4.A1" table:number-rows-spanned="2" office:value-type="string">
                <text:p text:style-name="P18">Cantidad</text:p>
              </table:table-cell>
              <table:table-cell table:style-name="Tabla4.A1" table:number-rows-spanned="2" office:value-type="string">
                <text:p text:style-name="P18">N.º de Cheque</text:p>
              </table:table-cell>
              <table:table-cell table:style-name="Tabla4.G1" table:number-columns-spanned="4" office:value-type="string">
                <text:p text:style-name="P18">Importe</text:p>
              </table:table-cell>
              <table:covered-table-cell/>
              <table:covered-table-cell/>
              <table:covered-table-cell/>
            </table:table-row>
            <table:table-row>
              <table:covered-table-cell/>
              <table:table-cell table:style-name="Tabla4.B2" office:value-type="string">
                <text:p text:style-name="P18">Fecha</text:p>
              </table:table-cell>
              <table:table-cell table:style-name="Tabla4.B2" office:value-type="string">
                <text:p text:style-name="P18">Nú<text:span text:style-name="T1">me</text:span>ro</text:p>
              </table:table-cell>
              <table:covered-table-cell/>
              <table:covered-table-cell/>
              <table:covered-table-cell/>
              <table:table-cell table:style-name="Tabla4.B2" office:value-type="string">
                <text:p text:style-name="P18">Servicios</text:p>
              </table:table-cell>
              <table:table-cell table:style-name="Tabla4.B2" office:value-type="string">
                <text:p text:style-name="P18">Obras</text:p>
              </table:table-cell>
              <table:table-cell table:style-name="Tabla4.B2" office:value-type="string">
                <text:p text:style-name="P18">Bienes Corrrientes</text:p>
              </table:table-cell>
              <table:table-cell table:style-name="Tabla4.J2" office:value-type="string">
                <text:p text:style-name="P18">Bienes de Capital</text:p>
              </table:table-cell>
            </table:table-row>
          </table:table-header-rows>
          <table:table-row>
            <table:table-cell table:style-name="Tabla4.B2" office:value-type="string">
              <text:p text:style-name="P20">[NUMERO]</text:p>
            </table:table-cell>
            <table:table-cell table:style-name="Tabla4.B2" office:value-type="string">
              <text:p text:style-name="P20">[FECHA_FACTURA]</text:p>
            </table:table-cell>
            <table:table-cell table:style-name="Tabla4.B2" office:value-type="string">
              <text:p text:style-name="P20">[NUMERO_FACTURA]</text:p>
            </table:table-cell>
            <table:table-cell table:style-name="Tabla4.B2" office:value-type="string">
              <text:p text:style-name="P20">[DETALLE]</text:p>
            </table:table-cell>
            <table:table-cell table:style-name="Tabla4.B2" office:value-type="string">
              <text:p text:style-name="P20">[CANTIDAD]</text:p>
            </table:table-cell>
            <table:table-cell table:style-name="Tabla4.B2" office:value-type="string">
              <text:p text:style-name="P20">[NUMERO_CHEQUE]</text:p>
            </table:table-cell>
            <table:table-cell table:style-name="Tabla4.B2" office:value-type="string">
              <text:p text:style-name="P20">[IMPORTE_SERVICIOS]</text:p>
            </table:table-cell>
            <table:table-cell table:style-name="Tabla4.B2" office:value-type="string">
              <text:p text:style-name="P20">[IMPORTE_OBRAS]</text:p>
            </table:table-cell>
            <table:table-cell table:style-name="Tabla4.B2" office:value-type="string">
              <text:p text:style-name="P20">[IMPORTE_CTES]</text:p>
            </table:table-cell>
            <table:table-cell table:style-name="Tabla4.J2" office:value-type="string">
              <text:p text:style-name="P20">[IMPORTE_CAPITAL]</text:p>
            </table:table-cell>
          </table:table-row>
        </table:table>
        <text:h text:style-name="P15" text:outline-level="1"/>
        <table:table table:name="Tabla5" table:style-name="Tabla5">
          <table:table-column table:style-name="Tabla5.A"/>
          <table:table-column table:style-name="Tabla5.B"/>
          <table:table-column table:style-name="Tabla5.C" table:number-columns-repeated="2"/>
          <table:table-column table:style-name="Tabla5.E"/>
          <table:table-header-rows>
            <table:table-row>
              <table:table-cell table:style-name="Tabla5.A1" office:value-type="string">
                <text:p text:style-name="P19">PARCIAL</text:p>
              </table:table-cell>
              <table:table-cell table:style-name="Tabla5.A1" office:value-type="string">
                <text:p text:style-name="P21">[TOTAL_SERVICIOS]</text:p>
              </table:table-cell>
              <table:table-cell table:style-name="Tabla5.A1" office:value-type="string">
                <text:p text:style-name="P21">[TOTAL_OBRAS]</text:p>
              </table:table-cell>
              <table:table-cell table:style-name="Tabla5.A1" office:value-type="string">
                <text:p text:style-name="P21">[TOTAL_CTES]</text:p>
              </table:table-cell>
              <table:table-cell table:style-name="Tabla5.E1" office:value-type="string">
                <text:p text:style-name="P21">[TOTAL_CAPITAL]</text:p>
              </table:table-cell>
            </table:table-row>
            <table:table-row>
              <table:table-cell table:style-name="Tabla5.A2" office:value-type="string">
                <text:p text:style-name="P19">TOTAL</text:p>
              </table:table-cell>
              <table:table-cell table:style-name="Tabla5.B2" table:number-columns-spanned="4" office:value-type="string">
                <text:p text:style-name="P21">[TOTAL]</text:p>
              </table:table-cell>
              <table:covered-table-cell/>
              <table:covered-table-cell/>
              <table:covered-table-cell/>
            </table:table-row>
          </table:table-header-rows>
        </table:table>
        <text:p text:style-name="P10"/>
      </text:section>
      <text:h text:style-name="P1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2" style:font-size-asian="10pt" style:language-asian="es" style:country-asian="E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0pt" fo:language="es" fo:country="ES" style:letter-kerning="true" style:font-name-asian="Times New Roman2" style:font-size-asian="10pt" style:language-asian="es" style:country-asian="E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5cm" loext:contextual-spacing="false" style:shadow="none"/>
      <style:text-properties style:font-name="DejaVu Sans" fo:font-family="'DejaVu Sans'" style:font-style-name="Book" style:font-family-generic="swiss" style:font-pitch="variable" fo:font-size="8pt" fo:letter-spacing="-0.004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list-style-name="" style:class="text" style:master-page-name="">
      <loext:graphic-properties draw:fill="none" draw:fill-color="#729fcf"/>
      <style:paragraph-properties fo:margin-top="0.25cm" fo:margin-bottom="0.25cm" loext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style:font-name="DejaVu Sans1" fo:font-family="'DejaVu Sans'" style:font-style-name="Negrita" style:font-family-generic="swiss" style:font-pitch="variable" fo:font-size="10pt"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 style:master-page-name="">
      <style:paragraph-properties fo:margin-top="0.25cm" fo:margin-bottom="0.25cm" loext:contextual-spacing="false" fo:text-align="center" style:justify-single-word="false" style:page-number="auto" fo:keep-with-next="always"/>
      <style:text-properties style:font-name="DejaVu Sans1" fo:font-family="'DejaVu Sans'" style:font-style-name="Negrita" style:font-family-generic="swiss" style:font-pitch="variable" fo:font-size="10pt"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text" style:master-page-name="">
      <style:paragraph-properties fo:margin-top="0.25cm" fo:margin-bottom="0.25cm" loext:contextual-spacing="false" fo:text-align="start" style:justify-single-word="false" style:page-number="auto" fo:keep-with-next="always"/>
      <style:text-properties style:font-name="DejaVu Sans1" fo:font-family="'DejaVu Sans'" style:font-style-name="Negrita" style:font-family-generic="swiss" style:font-pitch="variable" fo:font-size="9pt" fo:font-weight="bold" style:font-size-asian="11pt" style:font-weight-asian="bold" style:font-name-complex="Arial" style:font-family-complex="Arial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 style:master-page-name="">
      <style:paragraph-properties fo:line-height="100%" fo:text-align="center" style:justify-single-word="false" style:page-number="auto" fo:padding="0.15cm" fo:border="0.79pt solid #000000" style:shadow="none"/>
      <style:text-properties style:font-name="DejaVu Sans1" fo:font-family="'DejaVu Sans'" style:font-style-name="Negrita" style:font-family-generic="swiss" style:font-pitch="variable" fo:font-size="10pt" fo:font-weight="bold" style:font-weight-asian="bold" style:font-weight-complex="bold"/>
    </style:style>
    <style:style style:name="Subtitle" style:family="paragraph" style:parent-style-name="Standard" style:default-outline-level="" style:class="chapter">
      <style:paragraph-properties fo:margin-left="0cm" fo:margin-right="0cm" fo:line-height="100%" fo:text-align="center" style:justify-single-word="false" fo:text-indent="0cm" style:auto-text-indent="false" style:shadow="non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text-properties style:font-name="DejaVu Sans" fo:font-family="'DejaVu Sans'" style:font-style-name="Book" style:font-family-generic="swiss" style:font-pitch="variable" fo:font-size="8pt"/>
    </style:style>
    <style:style style:name="List_20_1_20_Start" style:display-name="List 1 Start" style:family="paragraph" style:parent-style-name="List" style:default-outline-level="1" style:list-style-name="List_20_1" style:class="list">
      <loext:graphic-properties draw:fill="none" draw:fill-color="#729fcf"/>
      <style:paragraph-properties fo:background-color="transparent">
        <style:tab-stops/>
      </style:paragraph-properties>
    </style:style>
    <style:style style:name="List_20_1_20_Cont." style:display-name="List 1 Cont." style:family="paragraph" style:parent-style-name="List" style:default-outline-level="1" style:list-style-name="List_20_1" style:class="list"/>
    <style:style style:name="List_20_2_20_Start" style:display-name="List 2 Start" style:family="paragraph" style:parent-style-name="List" style:class="list"/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default-outline-level="1" style:list-style-name="List_20_1" style:class="list" style:master-page-name="">
      <style:paragraph-properties style:page-number="auto"/>
    </style:style>
    <style:style style:name="Table_20_Heading" style:display-name="Table Heading" style:family="paragraph" style:parent-style-name="Table_20_Contents" style:class="extra">
      <style:text-properties style:font-name="DejaVu Sans1" fo:font-family="'DejaVu Sans'" style:font-style-name="Negrita" style:font-family-generic="swiss" style:font-pitch="variable" fo:font-size="9pt" fo:font-weight="bold"/>
    </style:style>
    <style:style style:name="Table" style:family="paragraph" style:parent-style-name="Caption" style:class="extra">
      <style:paragraph-properties fo:margin-top="0.25cm" fo:margin-bottom="0.25cm" loext:contextual-spacing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eld_5f_value" style:display-name="field_value" style:family="text" style:parent-style-name="Default_20_Paragraph_20_Font"/>
    <style:style style:name="field_5f_name" style:display-name="field_name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color="#00000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i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26cm" fo:text-indent="-0.635cm" fo:margin-left="1.9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96cm" fo:text-indent="-0.318cm" fo:margin-left="3.1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006cm" fo:text-indent="-0.318cm" fo:margin-left="7.0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46cm" fo:text-indent="-0.635cm" fo:margin-left="9.5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816cm" fo:text-indent="-0.318cm" fo:margin-left="10.8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)" style:num-format="a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1934b3b" officeooo:paragraph-rsid="01934b3b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/>
    </style:style>
    <style:style style:name="Mgr1" style:family="graphic">
      <style:graphic-properties draw:stroke="none" svg:stroke-color="#000000" draw:fill="none" draw:fill-color="#ffffff" fo:min-height="1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2.499cm" fo:margin-bottom="0.499cm" fo:margin-left="3cm" fo:margin-right="3cm" fo:background-color="transparent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75cm" fo:margin-left="0cm" fo:margin-right="0cm" fo:margin-top="2.251cm" style:dynamic-spacing="false"/>
      </style:footer-style>
    </style:page-layout>
    <style:page-layout style:name="Mpm2">
      <style:page-layout-properties fo:page-width="21.59cm" fo:page-height="35.56cm" style:num-format="1" style:print-orientation="portrait" fo:margin-top="2cm" fo:margin-bottom="2cm" fo:margin-left="1.499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text:anchor-type="paragraph" draw:z-index="18" draw:name="Forma1" draw:style-name="Mgr1" draw:text-style-name="MP3" svg:width="9.909cm" svg:height="1.736cm" svg:x="0.739cm" svg:y="-1.924cm"><draw:text-box><text:p text:style-name="MP2"/><text:p text:style-name="MP2"><text:s text:c="3"/>_________________________<text:tab/> <text:s text:c="2"/>_________________________</text:p><text:p text:style-name="MP2">Firma Administrador/Tesorero<text:tab/>Firma Director/Coordinador</text:p></draw:text-box></draw:frame><text:page-number text:select-page="current">16</text:page-number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MPROMISO DE GESTION</dc:title>
    <meta:initial-creator>mpiazza</meta:initial-creator>
    <meta:editing-cycles>396</meta:editing-cycles>
    <meta:creation-date>2013-07-29T12:31:00</meta:creation-date>
    <dc:date>2017-07-03T09:39:16.611427218</dc:date>
    <meta:editing-duration>P1DT22H5M3S</meta:editing-duration>
    <meta:generator>LibreOffice/5.1.6.2$Linux_X86_64 LibreOffice_project/10m0$Build-2</meta:generator>
    <meta:document-statistic meta:table-count="3" meta:image-count="0" meta:object-count="0" meta:page-count="16" meta:paragraph-count="42" meta:word-count="83" meta:character-count="831" meta:non-whitespace-character-count="772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